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10fe66a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94d6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59c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1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2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3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5">Kie</text:span><text:span text:style-name="T78">s</text:span><text:span text:style-name="T75"> </text:span><text:span text:style-name="Strong_20_Emphasis"><text:span text:style-name="T79">1</text:span></text:span><text:span text:style-name="T80"> Installatie voorbereiden</text:span><text:span text:style-name="T8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Ga naar</text:span><text:span text:style-name="T109"> </text:span><text:a xlink:type="simple" xlink:href="https://www.debian.org/" text:style-name="Internet_20_link" text:visited-style-name="Visited_20_Internet_20_Link"><text:span text:style-name="T110">debian.org</text:span></text:a><text:span text:style-name="T109">, </text:span><text:span text:style-name="T111">klik op</text:span><text:span text:style-name="T112"> </text:span><text:span text:style-name="Strong_20_Emphasis"><text:span text:style-name="T113">Andere</text:span></text:span><text:span text:style-name="Strong_20_Emphasis"><text:span text:style-name="T114"> downloads</text:span></text:span><text:span text:style-name="T115"> (onder “Download</text:span><text:span text:style-name="T116">en”</text:span><text:span text:style-name="T115">) </text:span><text:span text:style-name="T112">en </text:span><text:span text:style-name="T111">vervolgens op</text:span><text:span text:style-name="T115"> </text:span><text:span text:style-name="Strong_20_Emphasis"><text:span text:style-name="T113">Ander</text:span></text:span><text:span text:style-name="Strong_20_Emphasis"><text:span text:style-name="T114"> live-ISO</text:span></text:span><text:span text:style-name="T115"> (onder “Debian live uitproberen voordat u installeert”</text:span><text:span text:style-name="T117">).<text:line-break/></text:span><text:span text:style-name="T116">Klik op</text:span><text:span text:style-name="T118"> </text:span><text:span text:style-name="Strong_20_Emphasis"><text:span text:style-name="T117">debian-live-...-amd64-</text:span></text:span><text:span text:style-name="Strong_20_Emphasis"><text:span text:style-name="T119">standard.iso</text:span></text:span><text:span text:style-name="T117">.</text:span><text:span text:style-name="Strong_20_Emphasis"><text:span text:style-name="T120"><text:line-break/></text:span></text:span><text:span text:style-name="Strong_20_Emphasis"><text:span text:style-name="T121">M</text:span></text:span><text:span text:style-name="Strong_20_Emphasis"><text:span text:style-name="T122">a</text:span></text:span><text:span text:style-name="Strong_20_Emphasis"><text:span text:style-name="T121">a</text:span></text:span><text:span text:style-name="Strong_20_Emphasis"><text:span text:style-name="T122">k</text:span></text:span><text:span text:style-name="Strong_20_Emphasis"><text:span text:style-name="T123"> </text:span></text:span><text:span text:style-name="Strong_20_Emphasis"><text:span text:style-name="T124">een opstartbare USB-stick </text:span></text:span><text:span text:style-name="Strong_20_Emphasis"><text:span text:style-name="T125">via het </text:span></text:span><text:span text:style-name="Strong_20_Emphasis"><text:span text:style-name="T126">programma Etcher </text:span></text:span><text:span text:style-name="Strong_20_Emphasis"><text:span text:style-name="T121">(</text:span></text:span><text:a xlink:type="simple" xlink:href="https://etcher.io/" text:style-name="Internet_20_link" text:visited-style-name="Visited_20_Internet_20_Link"><text:span text:style-name="Strong_20_Emphasis"><text:span text:style-name="T127">etcher.io</text:span></text:span></text:a><text:span text:style-name="Strong_20_Emphasis"><text:span text:style-name="T121">) </text:span></text:span><text:span text:style-name="Strong_20_Emphasis"><text:span text:style-name="T126">dat beschikbaar is voor Windows, macOS, en Linux, </text:span></text:span><text:span text:style-name="Strong_20_Emphasis"><text:span text:style-name="T128">of gebruik de instructies uit </text:span></text:span><text:span text:style-name="Sterk_20_accent_20_voetnoot"><text:span text:style-name="T129">Linux info</text:span></text:span><text:span text:style-name="Strong_20_Emphasis"><text:span text:style-name="T128"> op </text:span></text:span><text:a xlink:type="simple" xlink:href="https://karelzimmer.nl/" text:style-name="Internet_20_link" text:visited-style-name="Visited_20_Internet_20_Link"><text:span text:style-name="Strong_20_Emphasis"><text:span text:style-name="T130">karelzimmer.nl</text:span></text:span></text:a><text:span text:style-name="Strong_20_Emphasis"><text:span text:style-name="T126">.</text:span>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32">Selecteer</text:span><text:span text:style-name="T133"> </text:span><text:span text:style-name="Strong_20_Emphasis"><text:span text:style-name="T134">Start inst</text:span></text:span><text:span text:style-name="Strong_20_Emphasis"><text:span text:style-name="T135">a</text:span></text:span><text:span text:style-name="Strong_20_Emphasis"><text:span text:style-name="T134">ller</text:span></text:span><text:span text:style-name="T136"> </text:span><text:span text:style-name="T137">en druk op de </text:span><text:span text:style-name="T138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9">Volg de installatieschermen en vul deze in.</text:span></text:span><text:span text:style-name="T140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3" draw:style-name="gr2" draw:text-style-name="P19" svg:width="0.35cm" svg:height="0.35cm" draw:control="control22"/></text:span></text:p>
          </table:table-cell>
          <table:table-cell table:style-name="_32_._5f_Installatie_5f_uitvoeren.C4" office:value-type="string">
            <text:p text:style-name="Standard"><text:span text:style-name="T141">Maak verbinding met het </text:span><text:span text:style-name="T142">netwerk</text:span><text:span text:style-name="T141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8" office:value-type="string">
            <text:p text:style-name="P50"><text:span text:style-name="T143">Bi</text:span><text:span text:style-name="T144">j</text:span><text:span text:style-name="T143"> </text:span><text:span text:style-name="Strong_20_Emphasis"><text:span text:style-name="T145">Select a language</text:span>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44">K</text:span><text:span text:style-name="T143">ies </text:span><text:span text:style-name="Strong_20_Emphasis"><text:span text:style-name="T146">Dutch - </text:span></text:span><text:span text:style-name="Strong_20_Emphasis"><text:span text:style-name="T147">Nederlands</text:span></text:span><text:span text:style-name="T143"> </text:span><text:span text:style-name="T148">en klik op </text:span><text:span text:style-name="Strong_20_Emphasis"><text:span text:style-name="T149">Continu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11" office:value-type="string">
            <text:p text:style-name="P54"><text:span text:style-name="T150">B</text:span><text:span text:style-name="T151">ij</text:span><text:span text:style-name="T150"> </text:span><text:span text:style-name="Strong_20_Emphasis"><text:span text:style-name="T152">Het netwerk configureren</text:span>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53">V</text:span><text:span text:style-name="T150">ul in </text:span><text:span text:style-name="Strong_20_Emphasis"><text:span text:style-name="T154">C</text:span></text:span><text:span text:style-name="Strong_20_Emphasis"><text:span text:style-name="T155">omputer</text:span></text:span><text:span text:style-name="Strong_20_Emphasis"><text:span text:style-name="T154">naam</text:span></text:span><text:span text:style-name="T156"> &lt;</text:span><text:span text:style-name="T157">comp</text:span><text:span text:style-name="T158">uternaam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11" office:value-type="string">
            <text:p text:style-name="P56"><text:span text:style-name="T151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7"><text:span text:style-name="T162">Stel geen </text:span><text:span text:style-name="T163">Root</text:span><text:span text:style-name="T162">-wachtwoord in</text:span><text:span text:style-name="T164"> </text:span><text:span text:style-name="T165">maar klik op </text:span><text:span text:style-name="Strong_20_Emphasis"><text:span text:style-name="T166">Verdergaa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8"><text:span text:style-name="T153">V</text:span><text:span text:style-name="T150">ul in </text:span><text:span text:style-name="Strong_20_Emphasis"><text:span text:style-name="T167">Wat is </text:span></text:span><text:span text:style-name="Strong_20_Emphasis"><text:span text:style-name="T154">de volledige </text:span></text:span><text:span text:style-name="Strong_20_Emphasis"><text:span text:style-name="T167">naam </text:span></text:span><text:span text:style-name="Strong_20_Emphasis"><text:span text:style-name="T154">van de nieuwe gebruiker</text:span></text:span><text:span text:style-name="Strong_20_Emphasis"><text:span text:style-name="T167">?</text:span></text:span><text:span text:style-name="T168"> </text:span><text:span text:style-name="T169">&lt;</text:span><text:span text:style-name="T170">gebruiker</text:span><text:span text:style-name="T169">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53">V</text:span><text:span text:style-name="T150">ul in </text:span><text:span text:style-name="Strong_20_Emphasis"><text:span text:style-name="T167">W</text:span></text:span><text:span text:style-name="Strong_20_Emphasis"><text:span text:style-name="T171">at is de gebruikersnaam voor uw </text:span></text:span><text:span text:style-name="Strong_20_Emphasis"><text:span text:style-name="T167"><text:s/></text:span></text:span><text:span text:style-name="Strong_20_Emphasis"><text:span text:style-name="T171">account</text:span></text:span><text:span text:style-name="Strong_20_Emphasis"><text:span text:style-name="T167">?</text:span></text:span><text:span text:style-name="T172"> &lt;</text:span><text:span text:style-name="T173">gebruikers</text:span><text:span text:style-name="T158">naam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59"><text:span text:style-name="T174">Geef</text:span><text:span text:style-name="T168"> </text:span><text:span text:style-name="T175">tweemaal </text:span><text:span text:style-name="T174">een </text:span><text:span text:style-name="Strong_20_Emphasis"><text:span text:style-name="T176">wachtwoord</text:span>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</table:table>
      <text:p text:style-name="P60"><text:span text:style-name="Strong_20_Emphasis"><text:span text:style-name="T177"/></text:span></text:p>
      <text:list text:continue-numbering="true" text:style-name="L1">
        <text:list-item>
          <text:p text:style-name="P61"><text:span text:style-name="Strong_20_Emphasis"><text:span text:style-name="T178">Installatie </text:span></text:span><text:span text:style-name="Strong_20_Emphasis"><text:span text:style-name="T179">afronden</text:span></text:span></text:p>
        </text:list-item>
      </text:list>
      <text:p text:style-name="P62"><text:span text:style-name="Strong_20_Emphasis"><text:span text:style-name="T18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80">Aanmelden als &lt;</text:span><text:span text:style-name="T158">gebruiker&gt;</text:span><text:span text:style-name="T180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81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5">Kie</text:span><text:span text:style-name="T78">s</text:span><text:span text:style-name="T182"> </text:span><text:span text:style-name="Strong_20_Emphasis"><text:span text:style-name="T183">3</text:span></text:span><text:span text:style-name="T184"> Installatie afronden</text:span><text:span text:style-name="T81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62"><text:span text:style-name="Strong_20_Emphasis"><text:span text:style-name="T180"/></text:span></text:p>
      <text:list text:continue-numbering="true" text:style-name="L1">
        <text:list-item>
          <text:p text:style-name="P68"><text:span text:style-name="Strong_20_Emphasis"><text:span text:style-name="T185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80">Aanmelden als &lt;</text:span><text:span text:style-name="T158">gebruiker&gt;</text:span><text:span text:style-name="T57"><text:note text:id="ftn5" text:note-class="footnote"><text:note-citation>1</text:note-citation><text:note-body><text:p text:style-name="P72"><text:span text:style-name="T186">E</text:span><text:span text:style-name="T187">v</text:span><text:span text:style-name="T188">en</text:span><text:span text:style-name="T189">t</text:span><text:span text:style-name="T190">uele </text:span><text:span text:style-name="T191">extra </text:span><text:span text:style-name="T64">gebruiker</text:span><text:span text:style-name="T192">s</text:span><text:span text:style-name="T191"> aanmelden </text:span><text:span text:style-name="T193">en dezelfde stappen uitvoeren</text:span><text:span text:style-name="T194">.</text:span></text:p></text:note-body></text:note></text:span><text:span text:style-name="T180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5">Kie</text:span><text:span text:style-name="T78">s</text:span><text:span text:style-name="T182"> </text:span><text:span text:style-name="Strong_20_Emphasis"><text:span text:style-name="T183">4</text:span></text:span><text:span text:style-name="T184"> Gebruiker inrichten</text:span><text:span text:style-name="T81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79"/>
      <text:p text:style-name="P80"/>
      <text:p text:style-name="P40"><text:span text:style-name="T195">E</text:span><text:span text:style-name="T196">inde c</text:span><text:span text:style-name="T197">hecklist, </text:span><text:span text:style-name="T198">d</text:span><text:span text:style-name="T197">e</text:span><text:span text:style-name="T199"> installatie van </text:span><text:span text:style-name="T199"><text:user-field-get text:name="Distro">Debian</text:user-field-get></text:span><text:span text:style-name="T93"><text:s/></text:span><text:span text:style-name="T94">Server</text:span><text:span text:style-name="T95"> </text:span><text:span text:style-name="T199">is voltooid.</text:span></text:p>
      <text:p text:style-name="P81"/>
      <text:list text:style-name="L2">
        <text:list-header>
          <text:p text:style-name="P82"><text:span text:style-name="T200">Geschreven door </text:span><text:a xlink:type="simple" xlink:href="mailto:info@karelzimmer.nl?subject=Checklist%20installatie%20Linux" text:style-name="Internet_20_link" text:visited-style-name="Visited_20_Internet_20_Link"><text:span text:style-name="T201">Karel Zimmer</text:span></text:a><text:span text:style-name="T202">.</text:span></text:p>
          <text:p text:style-name="P83"><text:span text:style-name="T203">Licentie </text:span><text:span text:style-name="T202">C</text:span><text:span text:style-name="T204">C0</text:span><text:span text:style-name="T202"> 1.0 </text:span><text:span text:style-name="T205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5"><text:s/></text:span><text:span text:style-name="T205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10-14T17:51:51.296290741">14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7:51:51.240581336</dc:date>
    <meta:keyword>Installatie</meta:keyword>
    <meta:keyword>Checklist</meta:keyword>
    <meta:keyword>Linux</meta:keyword>
    <meta:editing-cycles>7074</meta:editing-cycles>
    <meta:editing-duration>P12DT18H26M2S</meta:editing-duration>
    <meta:print-date>2021-03-23T20:07:57.967210640</meta:print-date>
    <meta:document-statistic meta:table-count="4" meta:image-count="2" meta:object-count="0" meta:page-count="4" meta:paragraph-count="78" meta:word-count="420" meta:character-count="2916" meta:non-whitespace-character-count="2538"/>
    <meta:user-defined meta:name="Info 1"/>
    <meta:user-defined meta:name="Info 2"/>
    <meta:user-defined meta:name="Info 3"/>
    <meta:user-defined meta:name="Info 4"/>
  </office:meta>
</office:document-meta>
</file>